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Sans1" svg:font-family="DejaVuSans"/>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dash" draw:stroke-dash="stroke-dash28" svg:stroke-width="0.035cm" svg:stroke-color="#ff0000" svg:stroke-opacity="20%" draw:stroke-linejoin="miter" svg:stroke-linecap="butt" draw:fill="solid" draw:fill-color="#ff0000" draw:opacity="20%" fo:padding-top="0.017cm" fo:padding-bottom="0.017cm" fo:padding-left="0.017cm" fo:padding-right="0.017cm"/>
    </style:style>
    <style:style style:name="gr3" style:family="graphic" style:parent-style-name="standard">
      <style:graphic-properties draw:stroke="dash" draw:stroke-dash="stroke-dash28" svg:stroke-width="0.035cm" svg:stroke-color="#808080" svg:stroke-opacity="20%" draw:stroke-linejoin="miter" svg:stroke-linecap="butt" draw:fill="solid" draw:fill-color="#808080" draw:opacity="20%" fo:padding-top="0.017cm" fo:padding-bottom="0.017cm" fo:padding-left="0.017cm" fo:padding-right="0.017cm"/>
    </style:style>
    <style:style style:name="gr4" style:family="graphic" style:parent-style-name="standard">
      <style:graphic-properties draw:stroke="dash" draw:stroke-dash="stroke-dash35" svg:stroke-width="0.035cm" svg:stroke-color="#0000ff" svg:stroke-opacity="20%" draw:stroke-linejoin="miter" svg:stroke-linecap="butt" draw:fill="solid" draw:fill-color="#0000ff" draw:opacity="20%" fo:padding-top="0.017cm" fo:padding-bottom="0.017cm" fo:padding-left="0.017cm" fo:padding-right="0.017cm"/>
    </style:style>
    <style:style style:name="gr5" style:family="graphic" style:parent-style-name="standard">
      <style:graphic-properties draw:stroke="none" draw:fill="solid" draw:fill-color="#000000"/>
    </style:style>
    <style:style style:name="gr6" style:family="graphic" style:parent-style-name="standard">
      <style:graphic-properties draw:stroke="solid" svg:stroke-width="0.028cm" svg:stroke-color="#000000" draw:stroke-linejoin="round" svg:stroke-linecap="butt" draw:fill="none" fo:padding-top="0.014cm" fo:padding-bottom="0.014cm" fo:padding-left="0.014cm" fo:padding-right="0.014cm"/>
    </style:style>
    <style:style style:name="gr7" style:family="graphic" style:parent-style-name="standard">
      <style:graphic-properties draw:stroke="none" draw:fill="none" draw:textarea-horizontal-align="left" draw:textarea-vertical-align="top" draw:auto-grow-height="true" draw:auto-grow-width="true" fo:min-height="0.352cm" fo:min-width="0.352cm" fo:padding-top="0cm" fo:padding-bottom="0cm" fo:padding-left="0cm" fo:padding-right="0cm"/>
      <style:paragraph-properties style:writing-mode="lr-tb"/>
    </style:style>
    <style:style style:name="gr8" style:family="graphic" style:parent-style-name="standard">
      <style:graphic-properties draw:stroke="solid" svg:stroke-width="0.052cm" svg:stroke-color="#000000" draw:stroke-linejoin="round" svg:stroke-linecap="square" draw:fill="none" fo:padding-top="0.026cm" fo:padding-bottom="0.026cm" fo:padding-left="0.026cm" fo:padding-right="0.026cm"/>
    </style:style>
    <style:style style:name="gr9" style:family="graphic" style:parent-style-name="standard">
      <style:graphic-properties draw:stroke="solid" svg:stroke-width="0.028cm" svg:stroke-color="#000000" draw:stroke-linejoin="miter" svg:stroke-linecap="square" draw:fill="none" fo:padding-top="0.014cm" fo:padding-bottom="0.014cm" fo:padding-left="0.014cm" fo:padding-right="0.014cm"/>
    </style:style>
    <style:style style:name="gr10" style:family="graphic" style:parent-style-name="standard">
      <style:graphic-properties draw:stroke="none" draw:fill="none" draw:textarea-horizontal-align="left" draw:textarea-vertical-align="top" draw:auto-grow-height="true" draw:auto-grow-width="true" fo:min-height="0.422cm" fo:min-width="0.422cm" fo:padding-top="0cm" fo:padding-bottom="0cm" fo:padding-left="0cm" fo:padding-right="0cm"/>
      <style:paragraph-properties style:writing-mode="lr-tb"/>
    </style:style>
    <style:style style:name="gr11" style:family="graphic" style:parent-style-name="standard">
      <style:graphic-properties draw:stroke="solid" svg:stroke-width="0.035cm" svg:stroke-color="#cccccc" svg:stroke-opacity="80%" draw:stroke-linejoin="miter" svg:stroke-linecap="butt" draw:fill="solid" draw:fill-color="#ffffff" draw:opacity="80%" fo:padding-top="0.017cm" fo:padding-bottom="0.017cm" fo:padding-left="0.017cm" fo:padding-right="0.017cm"/>
    </style:style>
    <style:style style:name="P1" style:family="paragraph">
      <loext:graphic-properties draw:fill="solid" draw:fill-color="#ffffff"/>
    </style:style>
    <style:style style:name="P2" style:family="paragraph">
      <loext:graphic-properties draw:fill="solid" draw:fill-color="#ff0000" draw:opacity="20%"/>
    </style:style>
    <style:style style:name="P3" style:family="paragraph">
      <loext:graphic-properties draw:fill="solid" draw:fill-color="#808080" draw:opacity="20%"/>
    </style:style>
    <style:style style:name="P4" style:family="paragraph">
      <loext:graphic-properties draw:fill="solid" draw:fill-color="#0000ff" draw:opacity="20%"/>
    </style:style>
    <style:style style:name="P5" style:family="paragraph">
      <loext:graphic-properties draw:fill="solid" draw:fill-color="#000000"/>
    </style:style>
    <style:style style:name="P6" style:family="paragraph">
      <loext:graphic-properties draw:fill="none"/>
    </style:style>
    <style:style style:name="P7" style:family="paragraph">
      <style:paragraph-properties fo:text-align="start" style:writing-mode="lr-tb"/>
    </style:style>
    <style:style style:name="P8" style:family="paragraph">
      <loext:graphic-properties draw:fill="none"/>
      <style:text-properties fo:font-size="10pt" style:font-size-asian="10pt" style:font-size-complex="10pt"/>
    </style:style>
    <style:style style:name="P9" style:family="paragraph">
      <loext:graphic-properties draw:fill="none"/>
      <style:text-properties fo:font-size="12pt" style:font-size-asian="12pt" style:font-size-complex="12pt"/>
    </style:style>
    <style:style style:name="P10" style:family="paragraph">
      <loext:graphic-properties draw:fill="solid" draw:fill-color="#ffffff" draw:opacity="80%"/>
    </style:style>
    <style:style style:name="T1" style:family="text">
      <style:text-properties fo:color="#000000" style:font-name="DejaVuSans1" fo:font-size="10pt" style:font-size-asian="10pt" style:font-name-complex="DejaVuSans1" style:font-size-complex="10pt"/>
    </style:style>
    <style:style style:name="T2" style:family="text">
      <style:text-properties fo:color="#000000" style:font-name="DejaVuSans1" fo:font-size="12pt" style:font-size-asian="12pt" style:font-name-complex="DejaVuSans1"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30.48cm" svg:height="12.7cm" svg:x="0cm" svg:y="0cm" svg:viewBox="0 0 30481 12701" draw:points="0,12701 30481,12701 30481,0 0,0">
          <text:p/>
        </draw:polygon>
        <draw:polygon draw:style-name="gr1" draw:text-style-name="P1" draw:layer="layout" svg:width="7.978cm" svg:height="10.541cm" svg:x="2.438cm" svg:y="0.889cm" svg:viewBox="0 0 7979 10542" draw:points="0,10542 7979,10542 7979,0 0,0">
          <text:p/>
        </draw:polygon>
        <draw:polygon draw:style-name="gr2" draw:text-style-name="P2" draw:layer="layout" svg:width="7.978cm" svg:height="10.04cm" svg:x="2.438cm" svg:y="1.39cm" svg:viewBox="0 0 7979 10041" draw:points="0,10041 163,10041 326,10041 488,10041 651,10041 814,10041 977,10041 1140,10041 1303,10041 1465,10041 1629,10041 1792,10041 1955,10041 2118,10041 2280,10041 2443,10041 2606,10041 2769,10041 2769,10024 2932,10024 2932,10000 3095,10000 3095,9902 3257,9902 3257,9601 3420,9601 3420,8991 3583,8991 3583,6550 3746,6550 3746,716 3909,716 3909,0 4072,0 4072,5997 4234,5997 4234,7860 4397,7860 4397,8462 4560,8462 4560,8942 4723,8942 4723,9170 4886,9170 4886,9438 5049,9438 5049,9666 5211,9666 5211,9650 5374,9650 5374,9788 5537,9788 5537,9821 5700,9821 5700,9845 5863,9845 5863,9829 6026,9829 6026,9943 6188,9943 6188,9935 6351,9935 6351,9951 6514,9951 6514,9959 6677,9959 6677,9967 6840,9967 6840,9984 7003,9984 7165,9984 7165,10041 7328,10041 7328,10024 7491,10024 7491,10016 7654,10016 7654,10024 7817,10024 7817,10032 7979,10032 7979,10041 7817,10041 7654,10041 7491,10041 7328,10041 7165,10041 7003,10041 6840,10041 6677,10041 6514,10041 6351,10041 6188,10041 6026,10041 5863,10041 5700,10041 5537,10041 5374,10041 5211,10041 5049,10041 4886,10041 4723,10041 4560,10041 4397,10041 4234,10041 4072,10041 3909,10041 3746,10041 3583,10041 3420,10041 3257,10041 3095,10041 2932,10041 2769,10041 2606,10041 2443,10041 2280,10041 2118,10041 1955,10041 1792,10041 1629,10041 1465,10041 1303,10041 1140,10041 977,10041 814,10041 651,10041 488,10041 326,10041 163,10041">
          <text:p/>
        </draw:polygon>
        <draw:polygon draw:style-name="gr3" draw:text-style-name="P3" draw:layer="layout" svg:width="7.978cm" svg:height="8.472cm" svg:x="2.438cm" svg:y="2.958cm" svg:viewBox="0 0 7979 8473" draw:points="0,8473 163,8473 326,8473 488,8473 651,8473 814,8473 977,8473 1140,8473 1303,8473 1465,8473 1629,8473 1792,8473 1955,8473 2118,8473 2280,8473 2443,8473 2443,8453 2606,8453 2606,8394 2769,8394 2769,8061 2932,8061 2932,7276 3095,7276 3095,5649 3257,5649 3257,3276 3420,3276 3420,40 3583,40 3583,0 3746,0 3746,2649 3909,2649 3909,6453 4072,6453 4072,7806 4234,7806 4234,8002 4397,8002 4397,8178 4560,8178 4560,8296 4723,8296 4723,8237 4886,8237 4886,8374 5049,8374 5049,8335 5211,8335 5211,8433 5374,8433 5374,8453 5537,8453 5537,8355 5700,8355 5700,8433 5863,8433 5863,8453 6026,8453 6026,8433 6188,8433 6351,8433 6351,8394 6514,8394 6514,8433 6677,8433 6677,8453 6840,8453 7003,8453 7003,8394 7165,8394 7165,8453 7328,8453 7328,8433 7491,8433 7491,8453 7654,8453 7654,8473 7817,8473 7979,8473 7817,8473 7654,8473 7491,8473 7328,8473 7165,8473 7003,8473 6840,8473 6677,8473 6514,8473 6351,8473 6188,8473 6026,8473 5863,8473 5700,8473 5537,8473 5374,8473 5211,8473 5049,8473 4886,8473 4723,8473 4560,8473 4397,8473 4234,8473 4072,8473 3909,8473 3746,8473 3583,8473 3420,8473 3257,8473 3095,8473 2932,8473 2769,8473 2606,8473 2443,8473 2280,8473 2118,8473 1955,8473 1792,8473 1629,8473 1465,8473 1303,8473 1140,8473 977,8473 814,8473 651,8473 488,8473 326,8473 163,8473">
          <text:p/>
        </draw:polygon>
        <draw:polygon draw:style-name="gr4" draw:text-style-name="P4" draw:layer="layout" svg:width="7.978cm" svg:height="9.697cm" svg:x="2.438cm" svg:y="1.733cm" svg:viewBox="0 0 7979 9698" draw:points="0,9698 163,9698 326,9698 488,9698 651,9698 814,9698 977,9698 1140,9698 1303,9698 1465,9698 1629,9698 1792,9698 1955,9698 2118,9698 2280,9698 2443,9698 2443,9690 2606,9690 2769,9690 2769,9650 2932,9650 2932,9515 3095,9515 3095,9310 3257,9310 3257,8431 3420,8431 3420,7560 3583,7560 3583,4917 3746,4917 3746,0 3909,0 3909,380 4072,380 4072,6246 4234,6246 4234,8170 4397,8170 4397,8605 4560,8605 4560,8922 4723,8922 4723,9246 4886,9246 4886,9357 5049,9357 5049,9262 5211,9262 5211,9515 5374,9515 5374,9523 5537,9523 5700,9523 5863,9523 5863,9603 6026,9603 6026,9626 6188,9626 6188,9650 6351,9650 6351,9642 6514,9642 6677,9642 6677,9618 6840,9618 6840,9674 7003,9674 7003,9658 7165,9658 7165,9682 7328,9682 7328,9658 7491,9658 7491,9682 7654,9682 7654,9690 7817,9690 7817,9674 7979,9674 7979,9698 7817,9698 7654,9698 7491,9698 7328,9698 7165,9698 7003,9698 6840,9698 6677,9698 6514,9698 6351,9698 6188,9698 6026,9698 5863,9698 5700,9698 5537,9698 5374,9698 5211,9698 5049,9698 4886,9698 4723,9698 4560,9698 4397,9698 4234,9698 4072,9698 3909,9698 3746,9698 3583,9698 3420,9698 3257,9698 3095,9698 2932,9698 2769,9698 2606,9698 2443,9698 2280,9698 2118,9698 1955,9698 1792,9698 1629,9698 1465,9698 1303,9698 1140,9698 977,9698 814,9698 651,9698 488,9698 326,9698 163,9698">
          <text:p/>
        </draw:polygon>
        <draw:polygon draw:style-name="gr5" draw:text-style-name="P5" draw:layer="layout" svg:width="0cm" svg:height="0.122cm" svg:x="2.438cm" svg:y="11.43cm" svg:viewBox="0 0 0 123" draw:points="0,0 0,123">
          <text:p/>
        </draw:polygon>
        <draw:line draw:style-name="gr6" draw:text-style-name="P6" draw:layer="layout" svg:x1="2.438cm" svg:y1="11.43cm" svg:x2="2.438cm" svg:y2="11.553cm">
          <text:p/>
        </draw:line>
        <draw:polygon draw:style-name="gr5" draw:text-style-name="P5" draw:layer="layout" svg:width="0cm" svg:height="0.122cm" svg:x="4.099cm" svg:y="11.43cm" svg:viewBox="0 0 0 123" draw:points="0,0 0,123">
          <text:p/>
        </draw:polygon>
        <draw:line draw:style-name="gr6" draw:text-style-name="P6" draw:layer="layout" svg:x1="4.099cm" svg:y1="11.43cm" svg:x2="4.099cm" svg:y2="11.553cm">
          <text:p/>
        </draw:line>
        <draw:frame draw:style-name="gr7" draw:text-style-name="P8" draw:layer="layout" svg:width="0.352cm" svg:height="0.412cm" svg:x="2.326cm" svg:y="11.617cm">
          <draw:text-box>
            <text:p text:style-name="P7"><text:span text:style-name="T1">0</text:span></text:p>
          </draw:text-box>
        </draw:frame>
        <draw:polygon draw:style-name="gr5" draw:text-style-name="P5" draw:layer="layout" svg:width="0cm" svg:height="0.122cm" svg:x="5.76cm" svg:y="11.43cm" svg:viewBox="0 0 0 123" draw:points="0,0 0,123">
          <text:p/>
        </draw:polygon>
        <draw:line draw:style-name="gr6" draw:text-style-name="P6" draw:layer="layout" svg:x1="5.76cm" svg:y1="11.43cm" svg:x2="5.76cm" svg:y2="11.553cm">
          <text:p/>
        </draw:line>
        <draw:frame draw:style-name="gr7" draw:text-style-name="P8" draw:layer="layout" svg:width="0.451cm" svg:height="0.412cm" svg:x="3.875cm" svg:y="11.617cm">
          <draw:text-box>
            <text:p text:style-name="P7"><text:span text:style-name="T1">50</text:span></text:p>
          </draw:text-box>
        </draw:frame>
        <draw:polygon draw:style-name="gr5" draw:text-style-name="P5" draw:layer="layout" svg:width="0cm" svg:height="0.122cm" svg:x="7.42cm" svg:y="11.43cm" svg:viewBox="0 0 0 123" draw:points="0,0 0,123">
          <text:p/>
        </draw:polygon>
        <draw:line draw:style-name="gr6" draw:text-style-name="P6" draw:layer="layout" svg:x1="7.42cm" svg:y1="11.43cm" svg:x2="7.42cm" svg:y2="11.553cm">
          <text:p/>
        </draw:line>
        <draw:frame draw:style-name="gr7" draw:text-style-name="P8" draw:layer="layout" svg:width="0.675cm" svg:height="0.412cm" svg:x="5.424cm" svg:y="11.617cm">
          <draw:text-box>
            <text:p text:style-name="P7"><text:span text:style-name="T1">100</text:span></text:p>
          </draw:text-box>
        </draw:frame>
        <draw:polygon draw:style-name="gr5" draw:text-style-name="P5" draw:layer="layout" svg:width="0cm" svg:height="0.122cm" svg:x="9.081cm" svg:y="11.43cm" svg:viewBox="0 0 0 123" draw:points="0,0 0,123">
          <text:p/>
        </draw:polygon>
        <draw:line draw:style-name="gr6" draw:text-style-name="P6" draw:layer="layout" svg:x1="9.081cm" svg:y1="11.43cm" svg:x2="9.081cm" svg:y2="11.553cm">
          <text:p/>
        </draw:line>
        <draw:frame draw:style-name="gr7" draw:text-style-name="P8" draw:layer="layout" svg:width="0.675cm" svg:height="0.412cm" svg:x="7.084cm" svg:y="11.617cm">
          <draw:text-box>
            <text:p text:style-name="P7"><text:span text:style-name="T1">150</text:span></text:p>
          </draw:text-box>
        </draw:frame>
        <draw:frame draw:style-name="gr7" draw:text-style-name="P8" draw:layer="layout" svg:width="0.675cm" svg:height="0.412cm" svg:x="8.745cm" svg:y="11.617cm">
          <draw:text-box>
            <text:p text:style-name="P7"><text:span text:style-name="T1">200</text:span></text:p>
          </draw:text-box>
        </draw:frame>
        <draw:polygon draw:style-name="gr5" draw:text-style-name="P5" draw:layer="layout" svg:width="0.123cm" svg:height="0cm" svg:x="2.314cm" svg:y="11.43cm" svg:viewBox="0 0 124 0" draw:points="124,0 0,0">
          <text:p/>
        </draw:polygon>
        <draw:line draw:style-name="gr6" draw:text-style-name="P6" draw:layer="layout" svg:x1="2.438cm" svg:y1="11.43cm" svg:x2="2.314cm" svg:y2="11.43cm">
          <text:p/>
        </draw:line>
        <draw:frame draw:style-name="gr7" draw:text-style-name="P8" draw:layer="layout" svg:width="1.996cm" svg:height="0.412cm" svg:x="5.423cm" svg:y="12.1cm">
          <draw:text-box>
            <text:p text:style-name="P7"><text:span text:style-name="T1">Mass (GeV)</text:span></text:p>
          </draw:text-box>
        </draw:frame>
        <draw:polygon draw:style-name="gr5" draw:text-style-name="P5" draw:layer="layout" svg:width="0.123cm" svg:height="0cm" svg:x="2.314cm" svg:y="9.607cm" svg:viewBox="0 0 124 0" draw:points="124,0 0,0">
          <text:p/>
        </draw:polygon>
        <draw:line draw:style-name="gr6" draw:text-style-name="P6" draw:layer="layout" svg:x1="2.438cm" svg:y1="9.607cm" svg:x2="2.314cm" svg:y2="9.607cm">
          <text:p/>
        </draw:line>
        <draw:frame draw:style-name="gr7" draw:text-style-name="P8" draw:layer="layout" svg:width="0.785cm" svg:height="0.412cm" svg:x="1.406cm" svg:y="11.237cm">
          <draw:text-box>
            <text:p text:style-name="P7"><text:span text:style-name="T1">0.00</text:span></text:p>
          </draw:text-box>
        </draw:frame>
        <draw:polygon draw:style-name="gr5" draw:text-style-name="P5" draw:layer="layout" svg:width="0.123cm" svg:height="0cm" svg:x="2.314cm" svg:y="7.785cm" svg:viewBox="0 0 124 0" draw:points="124,0 0,0">
          <text:p/>
        </draw:polygon>
        <draw:line draw:style-name="gr6" draw:text-style-name="P6" draw:layer="layout" svg:x1="2.438cm" svg:y1="7.785cm" svg:x2="2.314cm" svg:y2="7.785cm">
          <text:p/>
        </draw:line>
        <draw:frame draw:style-name="gr7" draw:text-style-name="P8" draw:layer="layout" svg:width="0.785cm" svg:height="0.412cm" svg:x="1.406cm" svg:y="9.414cm">
          <draw:text-box>
            <text:p text:style-name="P7"><text:span text:style-name="T1">0.01</text:span></text:p>
          </draw:text-box>
        </draw:frame>
        <draw:polygon draw:style-name="gr5" draw:text-style-name="P5" draw:layer="layout" svg:width="0.123cm" svg:height="0cm" svg:x="2.314cm" svg:y="5.962cm" svg:viewBox="0 0 124 0" draw:points="124,0 0,0">
          <text:p/>
        </draw:polygon>
        <draw:line draw:style-name="gr6" draw:text-style-name="P6" draw:layer="layout" svg:x1="2.438cm" svg:y1="5.962cm" svg:x2="2.314cm" svg:y2="5.962cm">
          <text:p/>
        </draw:line>
        <draw:frame draw:style-name="gr7" draw:text-style-name="P8" draw:layer="layout" svg:width="0.785cm" svg:height="0.412cm" svg:x="1.406cm" svg:y="7.592cm">
          <draw:text-box>
            <text:p text:style-name="P7"><text:span text:style-name="T1">0.02</text:span></text:p>
          </draw:text-box>
        </draw:frame>
        <draw:polygon draw:style-name="gr5" draw:text-style-name="P5" draw:layer="layout" svg:width="0.123cm" svg:height="0cm" svg:x="2.314cm" svg:y="4.14cm" svg:viewBox="0 0 124 0" draw:points="124,0 0,0">
          <text:p/>
        </draw:polygon>
        <draw:line draw:style-name="gr6" draw:text-style-name="P6" draw:layer="layout" svg:x1="2.438cm" svg:y1="4.14cm" svg:x2="2.314cm" svg:y2="4.14cm">
          <text:p/>
        </draw:line>
        <draw:frame draw:style-name="gr7" draw:text-style-name="P8" draw:layer="layout" svg:width="0.785cm" svg:height="0.412cm" svg:x="1.406cm" svg:y="5.769cm">
          <draw:text-box>
            <text:p text:style-name="P7"><text:span text:style-name="T1">0.03</text:span></text:p>
          </draw:text-box>
        </draw:frame>
        <draw:polygon draw:style-name="gr5" draw:text-style-name="P5" draw:layer="layout" svg:width="0.123cm" svg:height="0cm" svg:x="2.314cm" svg:y="2.317cm" svg:viewBox="0 0 124 0" draw:points="124,0 0,0">
          <text:p/>
        </draw:polygon>
        <draw:line draw:style-name="gr6" draw:text-style-name="P6" draw:layer="layout" svg:x1="2.438cm" svg:y1="2.317cm" svg:x2="2.314cm" svg:y2="2.317cm">
          <text:p/>
        </draw:line>
        <draw:frame draw:style-name="gr7" draw:text-style-name="P8" draw:layer="layout" svg:width="0.785cm" svg:height="0.412cm" svg:x="1.406cm" svg:y="3.947cm">
          <draw:text-box>
            <text:p text:style-name="P7"><text:span text:style-name="T1">0.04</text:span></text:p>
          </draw:text-box>
        </draw:frame>
        <draw:frame draw:style-name="gr7" draw:text-style-name="P8" draw:layer="layout" svg:width="0.785cm" svg:height="0.412cm" svg:x="1.406cm" svg:y="2.124cm">
          <draw:text-box>
            <text:p text:style-name="P7"><text:span text:style-name="T1">0.05</text:span></text:p>
          </draw:text-box>
        </draw:frame>
        <draw:line draw:style-name="gr8" draw:text-style-name="P6" draw:layer="layout" svg:x1="6.59cm" svg:y1="11.43cm" svg:x2="6.59cm" svg:y2="0.889cm">
          <text:p/>
        </draw:line>
        <draw:line draw:style-name="gr9" draw:text-style-name="P6" draw:layer="layout" svg:x1="2.438cm" svg:y1="11.43cm" svg:x2="2.438cm" svg:y2="0.889cm">
          <text:p/>
        </draw:line>
        <draw:line draw:style-name="gr9" draw:text-style-name="P6" draw:layer="layout" svg:x1="10.416cm" svg:y1="11.43cm" svg:x2="10.416cm" svg:y2="0.889cm">
          <text:p/>
        </draw:line>
        <draw:line draw:style-name="gr9" draw:text-style-name="P6" draw:layer="layout" svg:x1="2.438cm" svg:y1="11.43cm" svg:x2="10.416cm" svg:y2="11.43cm">
          <text:p/>
        </draw:line>
        <draw:line draw:style-name="gr9" draw:text-style-name="P6" draw:layer="layout" svg:x1="2.438cm" svg:y1="0.889cm" svg:x2="10.416cm" svg:y2="0.889cm">
          <text:p/>
        </draw:line>
        <draw:frame draw:style-name="gr7" draw:text-style-name="P8" draw:layer="layout" svg:width="3.257cm" svg:height="0.412cm" draw:transform="rotate (1.5707963267949) translate (0.864cm 7.773cm)">
          <draw:text-box>
            <text:p text:style-name="P7"><text:span text:style-name="T1">Frequency density</text:span></text:p>
          </draw:text-box>
        </draw:frame>
        <draw:frame draw:style-name="gr7" draw:text-style-name="P8" draw:layer="layout" svg:width="1.513cm" svg:height="0.412cm" draw:transform="rotate (1.5707963267949) translate (6.194cm 11.135cm)">
          <draw:text-box>
            <text:p text:style-name="P7"><text:span text:style-name="T1">125 GeV</text:span></text:p>
          </draw:text-box>
        </draw:frame>
        <draw:polygon draw:style-name="gr1" draw:text-style-name="P1" draw:layer="layout" svg:width="7.979cm" svg:height="10.541cm" svg:x="12.012cm" svg:y="0.889cm" svg:viewBox="0 0 7980 10542" draw:points="0,10542 7980,10542 7980,0 0,0">
          <text:p/>
        </draw:polygon>
        <draw:polygon draw:style-name="gr2" draw:text-style-name="P2" draw:layer="layout" svg:width="7.979cm" svg:height="9.945cm" svg:x="12.012cm" svg:y="1.485cm" svg:viewBox="0 0 7980 9946" draw:points="0,9946 163,9946 326,9946 489,9946 652,9946 814,9946 977,9946 1140,9946 1303,9946 1466,9946 1628,9946 1791,9946 1791,9944 1954,9944 1954,9935 2117,9935 2117,9920 2280,9920 2280,9882 2443,9882 2443,9863 2605,9863 2605,9769 2768,9769 2768,9595 2931,9595 2931,9493 3094,9493 3094,9229 3257,9229 3257,8473 3420,8473 3420,7342 3582,7342 3582,4856 3745,4856 3745,1085 3908,1085 3908,0 4071,0 4071,4085 4234,4085 4234,6637 4397,6637 4397,7773 4559,7773 4559,8338 4722,8338 4722,8730 4885,8730 4885,8936 5048,8936 5048,9131 5211,9131 5211,9244 5374,9244 5374,9393 5536,9393 5536,9439 5699,9439 5699,9457 5862,9457 5862,9568 6025,9568 6025,9586 6188,9586 6188,9595 6351,9595 6351,9668 6513,9668 6513,9637 6676,9637 6676,9694 6839,9694 6839,9685 7002,9685 7002,9758 7165,9758 7165,9749 7327,9749 7327,9774 7490,9774 7490,9787 7653,9787 7653,9785 7816,9785 7816,9767 7980,9767 7980,9946 7816,9946 7653,9946 7490,9946 7327,9946 7165,9946 7002,9946 6839,9946 6676,9946 6513,9946 6351,9946 6188,9946 6025,9946 5862,9946 5699,9946 5536,9946 5374,9946 5211,9946 5048,9946 4885,9946 4722,9946 4559,9946 4397,9946 4234,9946 4071,9946 3908,9946 3745,9946 3582,9946 3420,9946 3257,9946 3094,9946 2931,9946 2768,9946 2605,9946 2443,9946 2280,9946 2117,9946 1954,9946 1791,9946 1628,9946 1466,9946 1303,9946 1140,9946 977,9946 814,9946 652,9946 489,9946 326,9946 163,9946">
          <text:p/>
        </draw:polygon>
        <draw:polygon draw:style-name="gr3" draw:text-style-name="P3" draw:layer="layout" svg:width="7.979cm" svg:height="8.833cm" svg:x="12.012cm" svg:y="2.597cm" svg:viewBox="0 0 7980 8834" draw:points="0,8834 163,8834 326,8834 489,8834 652,8834 814,8834 977,8834 977,8831 1140,8831 1303,8831 1303,8822 1466,8822 1466,8807 1628,8807 1628,8767 1791,8767 1791,8738 1954,8738 1954,8712 2117,8712 2117,8631 2280,8631 2280,8426 2443,8426 2443,8324 2605,8324 2605,7931 2768,7931 2768,7289 2931,7289 2931,6343 3094,6343 3094,4708 3257,4708 3257,2845 3420,2845 3420,798 3582,798 3582,0 3745,0 3745,1383 3908,1383 3908,4613 4071,4613 4071,6970 4234,6970 4234,7893 4397,7893 4397,8275 4559,8275 4559,8382 4722,8382 4722,8536 4885,8536 4885,8599 5048,8599 5048,8645 5211,8645 5211,8680 5374,8680 5374,8715 5536,8715 5536,8695 5699,8695 5699,8732 5862,8732 5862,8712 6025,8712 6025,8724 6188,8724 6188,8729 6351,8729 6351,8732 6513,8732 6513,8729 6676,8729 6676,8758 6839,8758 6839,8744 7002,8744 7002,8732 7165,8732 7165,8738 7327,8738 7327,8718 7490,8718 7490,8773 7653,8773 7653,8741 7816,8741 7816,8761 7980,8761 7980,8834 7816,8834 7653,8834 7490,8834 7327,8834 7165,8834 7002,8834 6839,8834 6676,8834 6513,8834 6351,8834 6188,8834 6025,8834 5862,8834 5699,8834 5536,8834 5374,8834 5211,8834 5048,8834 4885,8834 4722,8834 4559,8834 4397,8834 4234,8834 4071,8834 3908,8834 3745,8834 3582,8834 3420,8834 3257,8834 3094,8834 2931,8834 2768,8834 2605,8834 2443,8834 2280,8834 2117,8834 1954,8834 1791,8834 1628,8834 1466,8834 1303,8834 1140,8834 977,8834 814,8834 652,8834 489,8834 326,8834 163,8834">
          <text:p/>
        </draw:polygon>
        <draw:polygon draw:style-name="gr4" draw:text-style-name="P4" draw:layer="layout" svg:width="7.979cm" svg:height="10.04cm" svg:x="12.012cm" svg:y="1.39cm" svg:viewBox="0 0 7980 10041" draw:points="0,10041 163,10041 326,10041 489,10041 652,10041 814,10041 977,10041 1140,10041 1140,10037 1303,10037 1303,10033 1466,10033 1466,10028 1628,10028 1628,10018 1791,10018 1791,10015 1954,10015 1954,9957 2117,9957 2117,9950 2280,9950 2280,9895 2443,9895 2443,9845 2605,9845 2605,9658 2768,9658 2768,9495 2931,9495 2931,9366 3094,9366 3094,8982 3257,8982 3257,8328 3420,8328 3420,6912 3582,6912 3582,4250 3745,4250 3745,703 3908,703 3908,0 4071,0 4071,4074 4234,4074 4234,7021 4397,7021 4397,8104 4559,8104 4559,8681 4722,8681 4722,9161 4885,9161 4885,9392 5048,9392 5048,9471 5211,9471 5211,9564 5374,9564 5374,9680 5536,9680 5536,9713 5699,9713 5699,9773 5862,9773 5862,9786 6025,9786 6025,9778 6188,9778 6188,9791 6351,9791 6351,9839 6513,9839 6513,9835 6676,9835 6676,9867 6839,9867 6839,9907 7002,9907 7002,9898 7165,9898 7165,9904 7327,9904 7327,9902 7490,9902 7490,9919 7653,9919 7653,9930 7816,9930 7816,9913 7980,9913 7980,10041 7816,10041 7653,10041 7490,10041 7327,10041 7165,10041 7002,10041 6839,10041 6676,10041 6513,10041 6351,10041 6188,10041 6025,10041 5862,10041 5699,10041 5536,10041 5374,10041 5211,10041 5048,10041 4885,10041 4722,10041 4559,10041 4397,10041 4234,10041 4071,10041 3908,10041 3745,10041 3582,10041 3420,10041 3257,10041 3094,10041 2931,10041 2768,10041 2605,10041 2443,10041 2280,10041 2117,10041 1954,10041 1791,10041 1628,10041 1466,10041 1303,10041 1140,10041 977,10041 814,10041 652,10041 489,10041 326,10041 163,10041">
          <text:p/>
        </draw:polygon>
        <draw:polygon draw:style-name="gr5" draw:text-style-name="P5" draw:layer="layout" svg:width="0cm" svg:height="0.122cm" svg:x="12.012cm" svg:y="11.43cm" svg:viewBox="0 0 0 123" draw:points="0,0 0,123">
          <text:p/>
        </draw:polygon>
        <draw:line draw:style-name="gr6" draw:text-style-name="P6" draw:layer="layout" svg:x1="12.012cm" svg:y1="11.43cm" svg:x2="12.012cm" svg:y2="11.553cm">
          <text:p/>
        </draw:line>
        <draw:frame draw:style-name="gr10" draw:text-style-name="P9" draw:layer="layout" svg:width="1.958cm" svg:height="0.497cm" svg:x="5.446cm" svg:y="0.284cm">
          <draw:text-box>
            <text:p text:style-name="P7"><text:span text:style-name="T2">SM Higgs</text:span></text:p>
          </draw:text-box>
        </draw:frame>
        <draw:polygon draw:style-name="gr5" draw:text-style-name="P5" draw:layer="layout" svg:width="0cm" svg:height="0.122cm" svg:x="14.088cm" svg:y="11.43cm" svg:viewBox="0 0 0 123" draw:points="0,0 0,123">
          <text:p/>
        </draw:polygon>
        <draw:line draw:style-name="gr6" draw:text-style-name="P6" draw:layer="layout" svg:x1="14.088cm" svg:y1="11.43cm" svg:x2="14.088cm" svg:y2="11.553cm">
          <text:p/>
        </draw:line>
        <draw:frame draw:style-name="gr7" draw:text-style-name="P8" draw:layer="layout" svg:width="0.352cm" svg:height="0.412cm" svg:x="11.901cm" svg:y="11.617cm">
          <draw:text-box>
            <text:p text:style-name="P7"><text:span text:style-name="T1">0</text:span></text:p>
          </draw:text-box>
        </draw:frame>
        <draw:polygon draw:style-name="gr5" draw:text-style-name="P5" draw:layer="layout" svg:width="0cm" svg:height="0.122cm" svg:x="16.164cm" svg:y="11.43cm" svg:viewBox="0 0 0 123" draw:points="0,0 0,123">
          <text:p/>
        </draw:polygon>
        <draw:line draw:style-name="gr6" draw:text-style-name="P6" draw:layer="layout" svg:x1="16.164cm" svg:y1="11.43cm" svg:x2="16.164cm" svg:y2="11.553cm">
          <text:p/>
        </draw:line>
        <draw:frame draw:style-name="gr7" draw:text-style-name="P8" draw:layer="layout" svg:width="0.451cm" svg:height="0.412cm" svg:x="13.864cm" svg:y="11.617cm">
          <draw:text-box>
            <text:p text:style-name="P7"><text:span text:style-name="T1">20</text:span></text:p>
          </draw:text-box>
        </draw:frame>
        <draw:polygon draw:style-name="gr5" draw:text-style-name="P5" draw:layer="layout" svg:width="0cm" svg:height="0.122cm" svg:x="18.24cm" svg:y="11.43cm" svg:viewBox="0 0 0 123" draw:points="0,0 0,123">
          <text:p/>
        </draw:polygon>
        <draw:line draw:style-name="gr6" draw:text-style-name="P6" draw:layer="layout" svg:x1="18.24cm" svg:y1="11.43cm" svg:x2="18.24cm" svg:y2="11.553cm">
          <text:p/>
        </draw:line>
        <draw:frame draw:style-name="gr7" draw:text-style-name="P8" draw:layer="layout" svg:width="0.451cm" svg:height="0.412cm" svg:x="15.94cm" svg:y="11.617cm">
          <draw:text-box>
            <text:p text:style-name="P7"><text:span text:style-name="T1">40</text:span></text:p>
          </draw:text-box>
        </draw:frame>
        <draw:frame draw:style-name="gr7" draw:text-style-name="P8" draw:layer="layout" svg:width="0.451cm" svg:height="0.412cm" svg:x="18.017cm" svg:y="11.617cm">
          <draw:text-box>
            <text:p text:style-name="P7"><text:span text:style-name="T1">60</text:span></text:p>
          </draw:text-box>
        </draw:frame>
        <draw:polygon draw:style-name="gr5" draw:text-style-name="P5" draw:layer="layout" svg:width="0.122cm" svg:height="0cm" svg:x="11.889cm" svg:y="11.43cm" svg:viewBox="0 0 123 0" draw:points="123,0 0,0">
          <text:p/>
        </draw:polygon>
        <draw:line draw:style-name="gr6" draw:text-style-name="P6" draw:layer="layout" svg:x1="12.012cm" svg:y1="11.43cm" svg:x2="11.889cm" svg:y2="11.43cm">
          <text:p/>
        </draw:line>
        <draw:frame draw:style-name="gr7" draw:text-style-name="P8" draw:layer="layout" svg:width="1.996cm" svg:height="0.412cm" svg:x="14.998cm" svg:y="12.1cm">
          <draw:text-box>
            <text:p text:style-name="P7"><text:span text:style-name="T1">Mass (GeV)</text:span></text:p>
          </draw:text-box>
        </draw:frame>
        <draw:polygon draw:style-name="gr5" draw:text-style-name="P5" draw:layer="layout" svg:width="0.122cm" svg:height="0cm" svg:x="11.889cm" svg:y="9.819cm" svg:viewBox="0 0 123 0" draw:points="123,0 0,0">
          <text:p/>
        </draw:polygon>
        <draw:line draw:style-name="gr6" draw:text-style-name="P6" draw:layer="layout" svg:x1="12.012cm" svg:y1="9.819cm" svg:x2="11.889cm" svg:y2="9.819cm">
          <text:p/>
        </draw:line>
        <draw:frame draw:style-name="gr7" draw:text-style-name="P8" draw:layer="layout" svg:width="0.785cm" svg:height="0.412cm" svg:x="10.98cm" svg:y="11.237cm">
          <draw:text-box>
            <text:p text:style-name="P7"><text:span text:style-name="T1">0.00</text:span></text:p>
          </draw:text-box>
        </draw:frame>
        <draw:polygon draw:style-name="gr5" draw:text-style-name="P5" draw:layer="layout" svg:width="0.122cm" svg:height="0cm" svg:x="11.889cm" svg:y="8.209cm" svg:viewBox="0 0 123 0" draw:points="123,0 0,0">
          <text:p/>
        </draw:polygon>
        <draw:line draw:style-name="gr6" draw:text-style-name="P6" draw:layer="layout" svg:x1="12.012cm" svg:y1="8.209cm" svg:x2="11.889cm" svg:y2="8.209cm">
          <text:p/>
        </draw:line>
        <draw:frame draw:style-name="gr7" draw:text-style-name="P8" draw:layer="layout" svg:width="0.785cm" svg:height="0.412cm" svg:x="10.98cm" svg:y="9.626cm">
          <draw:text-box>
            <text:p text:style-name="P7"><text:span text:style-name="T1">0.02</text:span></text:p>
          </draw:text-box>
        </draw:frame>
        <draw:polygon draw:style-name="gr5" draw:text-style-name="P5" draw:layer="layout" svg:width="0.122cm" svg:height="0cm" svg:x="11.889cm" svg:y="6.599cm" svg:viewBox="0 0 123 0" draw:points="123,0 0,0">
          <text:p/>
        </draw:polygon>
        <draw:line draw:style-name="gr6" draw:text-style-name="P6" draw:layer="layout" svg:x1="12.012cm" svg:y1="6.599cm" svg:x2="11.889cm" svg:y2="6.599cm">
          <text:p/>
        </draw:line>
        <draw:frame draw:style-name="gr7" draw:text-style-name="P8" draw:layer="layout" svg:width="0.785cm" svg:height="0.412cm" svg:x="10.98cm" svg:y="8.016cm">
          <draw:text-box>
            <text:p text:style-name="P7"><text:span text:style-name="T1">0.04</text:span></text:p>
          </draw:text-box>
        </draw:frame>
        <draw:polygon draw:style-name="gr5" draw:text-style-name="P5" draw:layer="layout" svg:width="0.122cm" svg:height="0cm" svg:x="11.889cm" svg:y="4.989cm" svg:viewBox="0 0 123 0" draw:points="123,0 0,0">
          <text:p/>
        </draw:polygon>
        <draw:line draw:style-name="gr6" draw:text-style-name="P6" draw:layer="layout" svg:x1="12.012cm" svg:y1="4.989cm" svg:x2="11.889cm" svg:y2="4.989cm">
          <text:p/>
        </draw:line>
        <draw:frame draw:style-name="gr7" draw:text-style-name="P8" draw:layer="layout" svg:width="0.785cm" svg:height="0.412cm" svg:x="10.98cm" svg:y="6.406cm">
          <draw:text-box>
            <text:p text:style-name="P7"><text:span text:style-name="T1">0.06</text:span></text:p>
          </draw:text-box>
        </draw:frame>
        <draw:polygon draw:style-name="gr5" draw:text-style-name="P5" draw:layer="layout" svg:width="0.122cm" svg:height="0cm" svg:x="11.889cm" svg:y="3.378cm" svg:viewBox="0 0 123 0" draw:points="123,0 0,0">
          <text:p/>
        </draw:polygon>
        <draw:line draw:style-name="gr6" draw:text-style-name="P6" draw:layer="layout" svg:x1="12.012cm" svg:y1="3.378cm" svg:x2="11.889cm" svg:y2="3.378cm">
          <text:p/>
        </draw:line>
        <draw:frame draw:style-name="gr7" draw:text-style-name="P8" draw:layer="layout" svg:width="0.785cm" svg:height="0.412cm" svg:x="10.98cm" svg:y="4.796cm">
          <draw:text-box>
            <text:p text:style-name="P7"><text:span text:style-name="T1">0.08</text:span></text:p>
          </draw:text-box>
        </draw:frame>
        <draw:polygon draw:style-name="gr5" draw:text-style-name="P5" draw:layer="layout" svg:width="0.122cm" svg:height="0cm" svg:x="11.889cm" svg:y="1.768cm" svg:viewBox="0 0 123 0" draw:points="123,0 0,0">
          <text:p/>
        </draw:polygon>
        <draw:line draw:style-name="gr6" draw:text-style-name="P6" draw:layer="layout" svg:x1="12.012cm" svg:y1="1.768cm" svg:x2="11.889cm" svg:y2="1.768cm">
          <text:p/>
        </draw:line>
        <draw:frame draw:style-name="gr7" draw:text-style-name="P8" draw:layer="layout" svg:width="0.785cm" svg:height="0.412cm" svg:x="10.98cm" svg:y="3.185cm">
          <draw:text-box>
            <text:p text:style-name="P7"><text:span text:style-name="T1">0.10</text:span></text:p>
          </draw:text-box>
        </draw:frame>
        <draw:line draw:style-name="gr8" draw:text-style-name="P6" draw:layer="layout" svg:x1="16.164cm" svg:y1="11.43cm" svg:x2="16.164cm" svg:y2="0.889cm">
          <text:p/>
        </draw:line>
        <draw:line draw:style-name="gr9" draw:text-style-name="P6" draw:layer="layout" svg:x1="12.012cm" svg:y1="11.43cm" svg:x2="12.012cm" svg:y2="0.889cm">
          <text:p/>
        </draw:line>
        <draw:line draw:style-name="gr9" draw:text-style-name="P6" draw:layer="layout" svg:x1="19.991cm" svg:y1="11.43cm" svg:x2="19.991cm" svg:y2="0.889cm">
          <text:p/>
        </draw:line>
        <draw:line draw:style-name="gr9" draw:text-style-name="P6" draw:layer="layout" svg:x1="12.012cm" svg:y1="11.43cm" svg:x2="19.991cm" svg:y2="11.43cm">
          <text:p/>
        </draw:line>
        <draw:line draw:style-name="gr9" draw:text-style-name="P6" draw:layer="layout" svg:x1="12.012cm" svg:y1="0.889cm" svg:x2="19.991cm" svg:y2="0.889cm">
          <text:p/>
        </draw:line>
        <draw:frame draw:style-name="gr7" draw:text-style-name="P8" draw:layer="layout" svg:width="0.785cm" svg:height="0.412cm" svg:x="10.98cm" svg:y="1.575cm">
          <draw:text-box>
            <text:p text:style-name="P7"><text:span text:style-name="T1">0.12</text:span></text:p>
          </draw:text-box>
        </draw:frame>
        <draw:frame draw:style-name="gr7" draw:text-style-name="P8" draw:layer="layout" svg:width="1.289cm" svg:height="0.412cm" draw:transform="rotate (1.5707963267949) translate (15.769cm 11.022cm)">
          <draw:text-box>
            <text:p text:style-name="P7"><text:span text:style-name="T1">40 GeV</text:span></text:p>
          </draw:text-box>
        </draw:frame>
        <draw:polygon draw:style-name="gr1" draw:text-style-name="P1" draw:layer="layout" svg:width="7.978cm" svg:height="10.541cm" svg:x="21.587cm" svg:y="0.889cm" svg:viewBox="0 0 7979 10542" draw:points="0,10542 7979,10542 7979,0 0,0">
          <text:p/>
        </draw:polygon>
        <draw:polygon draw:style-name="gr2" draw:text-style-name="P2" draw:layer="layout" svg:width="7.978cm" svg:height="9.819cm" svg:x="21.587cm" svg:y="1.611cm" svg:viewBox="0 0 7979 9820" draw:points="0,9820 162,9820 325,9820 488,9820 651,9820 814,9820 976,9820 1139,9820 1302,9820 1465,9820 1628,9820 1628,9813 1791,9813 1791,9793 1953,9793 1953,9800 2116,9800 2116,9726 2279,9726 2279,9640 2442,9640 2442,9460 2605,9460 2605,9221 2768,9221 2768,8788 2930,8788 2930,8137 3093,8137 3093,7039 3256,7039 3256,5522 3419,5522 3419,3286 3582,3286 3582,73 3745,73 3745,0 3907,0 3907,3653 4070,3653 4070,6494 4233,6494 4233,7698 4396,7698 4396,7930 4559,7930 4559,8310 4722,8310 4722,8436 4884,8436 4884,8649 5047,8649 5047,8616 5210,8616 5210,8576 5373,8576 5373,8742 5536,8742 5536,8609 5699,8609 5699,8775 5861,8775 5861,8855 6024,8855 6024,8921 6187,8921 6187,8955 6351,8955 6351,8775 6514,8775 6514,8875 6676,8875 6676,9035 6839,9035 6839,8948 7002,8948 7002,8928 7165,8928 7165,8968 7328,8968 7328,8941 7491,8941 7491,9101 7653,9101 7653,9221 7816,9221 7816,9008 7979,9008 7979,9820 7816,9820 7653,9820 7491,9820 7328,9820 7165,9820 7002,9820 6839,9820 6676,9820 6514,9820 6351,9820 6187,9820 6024,9820 5861,9820 5699,9820 5536,9820 5373,9820 5210,9820 5047,9820 4884,9820 4722,9820 4559,9820 4396,9820 4233,9820 4070,9820 3907,9820 3745,9820 3582,9820 3419,9820 3256,9820 3093,9820 2930,9820 2768,9820 2605,9820 2442,9820 2279,9820 2116,9820 1953,9820 1791,9820 1628,9820 1465,9820 1302,9820 1139,9820 976,9820 814,9820 651,9820 488,9820 325,9820 162,9820">
          <text:p/>
        </draw:polygon>
        <draw:polygon draw:style-name="gr3" draw:text-style-name="P3" draw:layer="layout" svg:width="7.978cm" svg:height="9.21cm" svg:x="21.587cm" svg:y="2.22cm" svg:viewBox="0 0 7979 9211" draw:points="0,9211 162,9211 325,9211 488,9211 651,9211 814,9211 976,9211 976,9187 1139,9187 1139,9151 1302,9151 1302,9079 1465,9079 1465,9031 1628,9031 1628,8971 1791,8971 1791,8827 1953,8827 1953,8443 2116,8443 2116,8191 2279,8191 2279,7951 2442,7951 2442,7076 2605,7076 2605,6320 2768,6320 2768,5109 2930,5109 2930,3634 3093,3634 3093,1343 3256,1343 3256,131 3419,131 3419,0 3582,0 3582,2278 3745,2278 3745,5385 3907,5385 3907,7472 4070,7472 4070,8287 4233,8287 4233,8683 4396,8683 4396,8779 4559,8779 4559,8815 4722,8815 4722,8755 4884,8755 4884,8719 5047,8719 5047,8755 5210,8755 5210,8779 5373,8779 5373,8683 5536,8683 5536,8779 5699,8779 5699,8467 5861,8467 5861,8719 6024,8719 6024,8455 6187,8455 6187,8611 6351,8611 6351,8491 6514,8491 6514,8599 6676,8599 6676,8611 6839,8611 6839,8539 7002,8539 7002,8431 7165,8431 7165,8575 7328,8575 7328,8563 7491,8563 7491,8551 7653,8551 7653,8599 7816,8599 7816,8587 7979,8587 7979,9211 7816,9211 7653,9211 7491,9211 7328,9211 7165,9211 7002,9211 6839,9211 6676,9211 6514,9211 6351,9211 6187,9211 6024,9211 5861,9211 5699,9211 5536,9211 5373,9211 5210,9211 5047,9211 4884,9211 4722,9211 4559,9211 4396,9211 4233,9211 4070,9211 3907,9211 3745,9211 3582,9211 3419,9211 3256,9211 3093,9211 2930,9211 2768,9211 2605,9211 2442,9211 2279,9211 2116,9211 1953,9211 1791,9211 1628,9211 1465,9211 1302,9211 1139,9211 976,9211 814,9211 651,9211 488,9211 325,9211 162,9211">
          <text:p/>
        </draw:polygon>
        <draw:polygon draw:style-name="gr4" draw:text-style-name="P4" draw:layer="layout" svg:width="7.978cm" svg:height="10.04cm" svg:x="21.587cm" svg:y="1.39cm" svg:viewBox="0 0 7979 10041" draw:points="0,10041 162,10041 325,10041 488,10041 651,10041 814,10041 814,10034 976,10034 976,10041 1139,10041 1302,10041 1302,10014 1465,10014 1628,10014 1628,9973 1791,9973 1791,9852 1953,9852 1953,9778 2116,9778 2116,9569 2279,9569 2279,9414 2442,9414 2442,9333 2605,9333 2605,8882 2768,8882 2768,8437 2930,8437 2930,7527 3093,7527 3093,6618 3256,6618 3256,5115 3419,5115 3419,2776 3582,2776 3582,0 3745,0 3745,34 3907,34 3907,3896 4070,3896 4070,7083 4233,7083 4233,8349 4396,8349 4396,8706 4559,8706 4559,8902 4722,8902 4722,8962 4884,8962 4884,9212 5047,9212 5047,9117 5210,9117 5210,9279 5373,9279 5373,9151 5536,9151 5536,9232 5699,9232 5699,9225 5861,9225 5861,9333 6024,9333 6024,9340 6187,9340 6187,9293 6351,9293 6351,9252 6514,9252 6514,9380 6676,9380 6676,9219 6839,9219 6839,9400 7002,9400 7002,9360 7165,9360 7165,9259 7328,9259 7328,9461 7491,9461 7653,9461 7653,9427 7816,9427 7816,9387 7979,9387 7979,10041 7816,10041 7653,10041 7491,10041 7328,10041 7165,10041 7002,10041 6839,10041 6676,10041 6514,10041 6351,10041 6187,10041 6024,10041 5861,10041 5699,10041 5536,10041 5373,10041 5210,10041 5047,10041 4884,10041 4722,10041 4559,10041 4396,10041 4233,10041 4070,10041 3907,10041 3745,10041 3582,10041 3419,10041 3256,10041 3093,10041 2930,10041 2768,10041 2605,10041 2442,10041 2279,10041 2116,10041 1953,10041 1791,10041 1628,10041 1465,10041 1302,10041 1139,10041 976,10041 814,10041 651,10041 488,10041 325,10041 162,10041">
          <text:p/>
        </draw:polygon>
        <draw:polygon draw:style-name="gr5" draw:text-style-name="P5" draw:layer="layout" svg:width="0cm" svg:height="0.122cm" svg:x="21.587cm" svg:y="11.43cm" svg:viewBox="0 0 0 123" draw:points="0,0 0,123">
          <text:p/>
        </draw:polygon>
        <draw:line draw:style-name="gr6" draw:text-style-name="P6" draw:layer="layout" svg:x1="21.587cm" svg:y1="11.43cm" svg:x2="21.587cm" svg:y2="11.553cm">
          <text:p/>
        </draw:line>
        <draw:frame draw:style-name="gr10" draw:text-style-name="P9" draw:layer="layout" svg:width="6.72cm" svg:height="0.497cm" svg:x="12.641cm" svg:y="0.284cm">
          <draw:text-box>
            <text:p text:style-name="P7"><text:span text:style-name="T2">Light Higgs with stronger signal</text:span></text:p>
          </draw:text-box>
        </draw:frame>
        <draw:polygon draw:style-name="gr5" draw:text-style-name="P5" draw:layer="layout" svg:width="0cm" svg:height="0.122cm" svg:x="23.663cm" svg:y="11.43cm" svg:viewBox="0 0 0 123" draw:points="0,0 0,123">
          <text:p/>
        </draw:polygon>
        <draw:line draw:style-name="gr6" draw:text-style-name="P6" draw:layer="layout" svg:x1="23.663cm" svg:y1="11.43cm" svg:x2="23.663cm" svg:y2="11.553cm">
          <text:p/>
        </draw:line>
        <draw:frame draw:style-name="gr7" draw:text-style-name="P8" draw:layer="layout" svg:width="0.352cm" svg:height="0.412cm" svg:x="21.475cm" svg:y="11.617cm">
          <draw:text-box>
            <text:p text:style-name="P7"><text:span text:style-name="T1">0</text:span></text:p>
          </draw:text-box>
        </draw:frame>
        <draw:polygon draw:style-name="gr5" draw:text-style-name="P5" draw:layer="layout" svg:width="0cm" svg:height="0.122cm" svg:x="25.739cm" svg:y="11.43cm" svg:viewBox="0 0 0 123" draw:points="0,0 0,123">
          <text:p/>
        </draw:polygon>
        <draw:line draw:style-name="gr6" draw:text-style-name="P6" draw:layer="layout" svg:x1="25.739cm" svg:y1="11.43cm" svg:x2="25.739cm" svg:y2="11.553cm">
          <text:p/>
        </draw:line>
        <draw:frame draw:style-name="gr7" draw:text-style-name="P8" draw:layer="layout" svg:width="0.451cm" svg:height="0.412cm" svg:x="23.439cm" svg:y="11.617cm">
          <draw:text-box>
            <text:p text:style-name="P7"><text:span text:style-name="T1">20</text:span></text:p>
          </draw:text-box>
        </draw:frame>
        <draw:polygon draw:style-name="gr5" draw:text-style-name="P5" draw:layer="layout" svg:width="0cm" svg:height="0.122cm" svg:x="27.815cm" svg:y="11.43cm" svg:viewBox="0 0 0 123" draw:points="0,0 0,123">
          <text:p/>
        </draw:polygon>
        <draw:line draw:style-name="gr6" draw:text-style-name="P6" draw:layer="layout" svg:x1="27.815cm" svg:y1="11.43cm" svg:x2="27.815cm" svg:y2="11.553cm">
          <text:p/>
        </draw:line>
        <draw:frame draw:style-name="gr7" draw:text-style-name="P8" draw:layer="layout" svg:width="0.451cm" svg:height="0.412cm" svg:x="25.515cm" svg:y="11.617cm">
          <draw:text-box>
            <text:p text:style-name="P7"><text:span text:style-name="T1">40</text:span></text:p>
          </draw:text-box>
        </draw:frame>
        <draw:frame draw:style-name="gr7" draw:text-style-name="P8" draw:layer="layout" svg:width="0.451cm" svg:height="0.412cm" svg:x="27.591cm" svg:y="11.617cm">
          <draw:text-box>
            <text:p text:style-name="P7"><text:span text:style-name="T1">60</text:span></text:p>
          </draw:text-box>
        </draw:frame>
        <draw:polygon draw:style-name="gr5" draw:text-style-name="P5" draw:layer="layout" svg:width="0.123cm" svg:height="0cm" svg:x="21.463cm" svg:y="11.43cm" svg:viewBox="0 0 124 0" draw:points="124,0 0,0">
          <text:p/>
        </draw:polygon>
        <draw:line draw:style-name="gr6" draw:text-style-name="P6" draw:layer="layout" svg:x1="21.587cm" svg:y1="11.43cm" svg:x2="21.463cm" svg:y2="11.43cm">
          <text:p/>
        </draw:line>
        <draw:frame draw:style-name="gr7" draw:text-style-name="P8" draw:layer="layout" svg:width="1.996cm" svg:height="0.412cm" svg:x="24.572cm" svg:y="12.1cm">
          <draw:text-box>
            <text:p text:style-name="P7"><text:span text:style-name="T1">Mass (GeV)</text:span></text:p>
          </draw:text-box>
        </draw:frame>
        <draw:polygon draw:style-name="gr5" draw:text-style-name="P5" draw:layer="layout" svg:width="0.123cm" svg:height="0cm" svg:x="21.463cm" svg:y="9.182cm" svg:viewBox="0 0 124 0" draw:points="124,0 0,0">
          <text:p/>
        </draw:polygon>
        <draw:line draw:style-name="gr6" draw:text-style-name="P6" draw:layer="layout" svg:x1="21.587cm" svg:y1="9.182cm" svg:x2="21.463cm" svg:y2="9.182cm">
          <text:p/>
        </draw:line>
        <draw:frame draw:style-name="gr7" draw:text-style-name="P8" draw:layer="layout" svg:width="0.785cm" svg:height="0.412cm" svg:x="20.555cm" svg:y="11.237cm">
          <draw:text-box>
            <text:p text:style-name="P7"><text:span text:style-name="T1">0.00</text:span></text:p>
          </draw:text-box>
        </draw:frame>
        <draw:polygon draw:style-name="gr5" draw:text-style-name="P5" draw:layer="layout" svg:width="0.123cm" svg:height="0cm" svg:x="21.463cm" svg:y="6.934cm" svg:viewBox="0 0 124 0" draw:points="124,0 0,0">
          <text:p/>
        </draw:polygon>
        <draw:line draw:style-name="gr6" draw:text-style-name="P6" draw:layer="layout" svg:x1="21.587cm" svg:y1="6.934cm" svg:x2="21.463cm" svg:y2="6.934cm">
          <text:p/>
        </draw:line>
        <draw:frame draw:style-name="gr7" draw:text-style-name="P8" draw:layer="layout" svg:width="0.785cm" svg:height="0.412cm" svg:x="20.555cm" svg:y="8.989cm">
          <draw:text-box>
            <text:p text:style-name="P7"><text:span text:style-name="T1">0.02</text:span></text:p>
          </draw:text-box>
        </draw:frame>
        <draw:polygon draw:style-name="gr5" draw:text-style-name="P5" draw:layer="layout" svg:width="0.123cm" svg:height="0cm" svg:x="21.463cm" svg:y="4.687cm" svg:viewBox="0 0 124 0" draw:points="124,0 0,0">
          <text:p/>
        </draw:polygon>
        <draw:line draw:style-name="gr6" draw:text-style-name="P6" draw:layer="layout" svg:x1="21.587cm" svg:y1="4.687cm" svg:x2="21.463cm" svg:y2="4.687cm">
          <text:p/>
        </draw:line>
        <draw:frame draw:style-name="gr7" draw:text-style-name="P8" draw:layer="layout" svg:width="0.785cm" svg:height="0.412cm" svg:x="20.555cm" svg:y="6.741cm">
          <draw:text-box>
            <text:p text:style-name="P7"><text:span text:style-name="T1">0.04</text:span></text:p>
          </draw:text-box>
        </draw:frame>
        <draw:polygon draw:style-name="gr5" draw:text-style-name="P5" draw:layer="layout" svg:width="0.123cm" svg:height="0cm" svg:x="21.463cm" svg:y="2.439cm" svg:viewBox="0 0 124 0" draw:points="124,0 0,0">
          <text:p/>
        </draw:polygon>
        <draw:line draw:style-name="gr6" draw:text-style-name="P6" draw:layer="layout" svg:x1="21.587cm" svg:y1="2.439cm" svg:x2="21.463cm" svg:y2="2.439cm">
          <text:p/>
        </draw:line>
        <draw:frame draw:style-name="gr7" draw:text-style-name="P8" draw:layer="layout" svg:width="0.785cm" svg:height="0.412cm" svg:x="20.555cm" svg:y="4.494cm">
          <draw:text-box>
            <text:p text:style-name="P7"><text:span text:style-name="T1">0.06</text:span></text:p>
          </draw:text-box>
        </draw:frame>
        <draw:line draw:style-name="gr8" draw:text-style-name="P6" draw:layer="layout" svg:x1="25.739cm" svg:y1="11.43cm" svg:x2="25.739cm" svg:y2="0.889cm">
          <text:p/>
        </draw:line>
        <draw:line draw:style-name="gr9" draw:text-style-name="P6" draw:layer="layout" svg:x1="21.587cm" svg:y1="11.43cm" svg:x2="21.587cm" svg:y2="0.889cm">
          <text:p/>
        </draw:line>
        <draw:line draw:style-name="gr9" draw:text-style-name="P6" draw:layer="layout" svg:x1="29.565cm" svg:y1="11.43cm" svg:x2="29.565cm" svg:y2="0.889cm">
          <text:p/>
        </draw:line>
        <draw:line draw:style-name="gr9" draw:text-style-name="P6" draw:layer="layout" svg:x1="21.587cm" svg:y1="11.43cm" svg:x2="29.565cm" svg:y2="11.43cm">
          <text:p/>
        </draw:line>
        <draw:line draw:style-name="gr9" draw:text-style-name="P6" draw:layer="layout" svg:x1="21.587cm" svg:y1="0.889cm" svg:x2="29.565cm" svg:y2="0.889cm">
          <text:p/>
        </draw:line>
        <draw:frame draw:style-name="gr7" draw:text-style-name="P8" draw:layer="layout" svg:width="0.785cm" svg:height="0.412cm" svg:x="20.555cm" svg:y="2.246cm">
          <draw:text-box>
            <text:p text:style-name="P7"><text:span text:style-name="T1">0.08</text:span></text:p>
          </draw:text-box>
        </draw:frame>
        <draw:frame draw:style-name="gr7" draw:text-style-name="P8" draw:layer="layout" svg:width="1.289cm" svg:height="0.412cm" draw:transform="rotate (1.5707963267949) translate (25.343cm 11.022cm)">
          <draw:text-box>
            <text:p text:style-name="P7"><text:span text:style-name="T1">40 GeV</text:span></text:p>
          </draw:text-box>
        </draw:frame>
        <draw:path draw:style-name="gr11" draw:text-style-name="P10" draw:layer="layout" svg:width="3.3cm" svg:height="1.658cm" svg:x="26.089cm" svg:y="1.065cm" svg:viewBox="0 0 3301 1659" svg:d="M70 1659h3160c47 0 71-23 71-70v-1519c0-47-24-70-71-70h-3160c-47 0-70 23-70 70v1519c0 47 23 70 70 70z">
          <text:p/>
        </draw:path>
        <draw:polygon draw:style-name="gr2" draw:text-style-name="P2" draw:layer="layout" svg:width="0.705cm" svg:height="0.247cm" svg:x="26.23cm" svg:y="1.227cm" svg:viewBox="0 0 706 248" draw:points="0,248 706,248 706,0 0,0">
          <text:p/>
        </draw:polygon>
        <draw:frame draw:style-name="gr10" draw:text-style-name="P9" draw:layer="layout" svg:width="6.483cm" svg:height="0.497cm" svg:x="22.34cm" svg:y="0.284cm">
          <draw:text-box>
            <text:p text:style-name="P7"><text:span text:style-name="T2">Light Higgs with weaker signal</text:span></text:p>
          </draw:text-box>
        </draw:frame>
        <draw:polygon draw:style-name="gr3" draw:text-style-name="P3" draw:layer="layout" svg:width="0.705cm" svg:height="0.246cm" svg:x="26.23cm" svg:y="1.745cm" svg:viewBox="0 0 706 247" draw:points="0,247 706,247 706,0 0,0">
          <text:p/>
        </draw:polygon>
        <draw:frame draw:style-name="gr7" draw:text-style-name="P8" draw:layer="layout" svg:width="1.818cm" svg:height="0.412cm" svg:x="27.218cm" svg:y="1.147cm">
          <draw:text-box>
            <text:p text:style-name="P7"><text:span text:style-name="T1">AntiKT 0.8</text:span></text:p>
          </draw:text-box>
        </draw:frame>
        <draw:polygon draw:style-name="gr4" draw:text-style-name="P4" draw:layer="layout" svg:width="0.705cm" svg:height="0.247cm" svg:x="26.23cm" svg:y="2.262cm" svg:viewBox="0 0 706 248" draw:points="0,248 706,248 706,0 0,0">
          <text:p/>
        </draw:polygon>
        <draw:frame draw:style-name="gr7" draw:text-style-name="P8" draw:layer="layout" svg:width="1.818cm" svg:height="0.412cm" svg:x="27.218cm" svg:y="1.665cm">
          <draw:text-box>
            <text:p text:style-name="P7"><text:span text:style-name="T1">AntiKT 0.4</text:span></text:p>
          </draw:text-box>
        </draw:frame>
        <draw:frame draw:style-name="gr7" draw:text-style-name="P8" draw:layer="layout" svg:width="1.458cm" svg:height="0.412cm" svg:x="27.218cm" svg:y="2.182cm">
          <draw:text-box>
            <text:p text:style-name="P7"><text:span text:style-name="T1">Spectral</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Sans1" svg:font-family="DejaVuSans"/>
    <style:font-face style:name="DejaVu Sans1" svg:font-family="'DejaVu Sans'" style:font-pitch="variable"/>
    <style:font-face style:name="DejaVuSans" svg:font-family="DejaVuSans" style:font-pitch="variable"/>
    <style:font-face style:name="Liberation Serif1" svg:font-family="'Liberation Serif'"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stroke-dash28" draw:style="rect" draw:dots1="1" draw:dots1-length="0.225cm" draw:dots2="1" draw:dots2-length="0.035cm" draw:distance="0.056cm"/>
    <draw:stroke-dash draw:name="stroke-dash35" draw:style="rect" draw:dots1="1" draw:dots1-length="0.13cm" draw:distance="0.05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0.48cm" fo:page-height="12.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date>2021-04-02T12:59:59.086167408</dc:date>
    <meta:editing-duration>PT25S</meta:editing-duration>
    <meta:editing-cycles>1</meta:editing-cycles>
    <meta:document-statistic meta:object-count="138"/>
    <meta:generator>LibreOffice/6.4.6.2$Linux_X86_64 LibreOffice_project/40$Build-2</meta:generator>
  </office:meta>
</office:document-meta>
</file>